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T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T1_10" style:family="text">
      <style:text-properties style:font-name="Times New Roman" style:font-name-asian="Times New Roman" style:font-name-complex="Times New Roman"/>
    </style:style>
    <style:style style:name="T1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13" style:family="text">
      <style:text-properties style:font-name="Times New Roman" style:font-name-asian="Times New Roman" style:font-name-complex="Times New Roman"/>
    </style:style>
    <style:style style:name="T1_14" style:family="text">
      <style:text-properties style:font-name="Times New Roman" style:font-name-asian="Times New Roman" style:font-name-complex="Times New Roman"/>
    </style:style>
    <style:style style:name="T1_15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50%" style:writing-mode="lr-tb"/>
    </style:style>
    <style:style style:name="T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5" style:family="text">
      <style:text-properties style:font-name="Times New Roman" style:font-name-asian="Times New Roman" style:font-name-complex="Times New Roman"/>
    </style:style>
    <style:style style:name="T2_6" style:family="text">
      <style:text-properties style:font-name="Times New Roman" style:font-name-asian="Times New Roman" style:font-name-complex="Times New Roman"/>
    </style:style>
    <style:style style:name="T2_7" style:family="text">
      <style:text-properties style:font-name="Times New Roman" style:font-name-asian="Times New Roman" style:font-name-complex="Times New Roman"/>
    </style:style>
    <style:style style:name="T2_8" style:family="text">
      <style:text-properties style:font-name="Times New Roman" style:font-name-asian="Times New Roman" style:font-name-complex="Times New Roman"/>
    </style:style>
    <style:style style:name="T2_9" style:family="text">
      <style:text-properties style:font-name="Times New Roman" style:font-name-asian="Times New Roman" style:font-name-complex="Times New Roman"/>
    </style:style>
    <style:style style:name="T2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14" style:family="text">
      <style:text-properties style:font-name="Times New Roman" style:font-name-asian="Times New Roman" style:font-name-complex="Times New Roman"/>
    </style:style>
    <style:style style:name="T2_15" style:family="text">
      <style:text-properties style:font-name="Times New Roman" style:font-name-asian="Times New Roman" style:font-name-complex="Times New Roman"/>
    </style:style>
    <style:style style:name="T2_16" style:family="text">
      <style:text-properties style:font-name="Times New Roman" style:font-name-asian="Times New Roman" style:font-name-complex="Times New Roman"/>
    </style:style>
    <style:style style:name="T2_17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50%" style:writing-mode="lr-tb"/>
    </style:style>
    <style:style style:name="T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" style:family="paragraph" style:parent-style-name="Standard">
      <style:paragraph-properties fo:break-before="auto" fo:line-height="15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P5" style:family="paragraph" style:parent-style-name="Standard">
      <style:paragraph-properties fo:break-before="auto" fo:line-height="15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5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><text:span text:style-name="T1_1">Aluno</text:span><text:span text:style-name="T1_2">:<text:s/></text:span><text:span text:style-name="T1_3">Daniella</text:span><text:span text:style-name="T1_4"><text:s/></text:span><text:span text:style-name="T1_5">de</text:span><text:span text:style-name="T1_6"><text:s/></text:span><text:span text:style-name="T1_7">Oliveira</text:span><text:span text:style-name="T1_8"><text:s/></text:span><text:span text:style-name="T1_9">Costa</text:span><text:span text:style-name="T1_10"><text:tab/><text:tab/><text:tab/><text:tab/></text:span><text:span text:style-name="T1_11">Data</text:span><text:span text:style-name="T1_12">:</text:span><text:span text:style-name="T1_13"><text:s/></text:span><text:span text:style-name="T1_14">2</text:span><text:span text:style-name="T1_15">3/11/2013</text:span></text:p>
      <text:p text:style-name="P2"><text:span text:style-name="T2_1">Fase</text:span><text:span text:style-name="T2_2">/</text:span><text:span text:style-name="T2_3">Iteração</text:span><text:span text:style-name="T2_4">:</text:span><text:span text:style-name="T2_5"><text:s/></text:span><text:span text:style-name="T2_6">Sprint</text:span><text:span text:style-name="T2_7"><text:s/></text:span><text:span text:style-name="T2_8">9</text:span><text:span text:style-name="T2_9"><text:tab/><text:tab/><text:tab/><text:tab/></text:span><text:span text:style-name="T2_10">Esforço</text:span><text:span text:style-name="T2_11"><text:s/></text:span><text:span text:style-name="T2_12">Total</text:span><text:span text:style-name="T2_13">:</text:span><text:span text:style-name="T2_14"><text:s/></text:span><text:span text:style-name="T2_15">2</text:span><text:span text:style-name="T2_16"><text:s/></text:span><text:span text:style-name="T2_17">horas</text:span></text:p>
      <text:p text:style-name="P3"><text:span text:style-name="T3_1">Atividade</text:span><text:span text:style-name="T3_2">:<text:s text:c="2"/></text:span><text:span text:style-name="T3_3">Não</text:span><text:span text:style-name="T3_4"><text:s/></text:span><text:span text:style-name="T3_5">conformidades</text:span><text:span text:style-name="T3_6"><text:s/></text:span><text:span text:style-name="T3_7">de</text:span><text:span text:style-name="T3_8"><text:s/></text:span><text:span text:style-name="T3_9">tickets</text:span><text:span text:style-name="T3_10"><text:s/></text:span><text:span text:style-name="T3_11">das</text:span><text:span text:style-name="T3_12"><text:s/></text:span><text:span text:style-name="T3_13">sprints</text:span><text:span text:style-name="T3_14"><text:s/></text:span><text:span text:style-name="T3_15">e</text:span><text:span text:style-name="T3_16"><text:s/></text:span><text:span text:style-name="T3_17">padrão</text:span><text:span text:style-name="T3_18"><text:s/></text:span><text:span text:style-name="T3_19">GCO</text:span><text:span text:style-name="T3_20">.</text:span><text:span text:style-name="T3_21"><text:tab/></text:span><text:span text:style-name="T3_22">Esforço</text:span><text:span text:style-name="T3_23">:<text:s text:c="2"/>2</text:span><text:span text:style-name="T3_24"><text:s/></text:span><text:span text:style-name="T3_25">horas</text:span></text:p>
      <text:p text:style-name="P4"><text:span text:style-name="T4_1">Descrição</text:span><text:span text:style-name="T4_2">:<text:s/></text:span><text:span text:style-name="T4_3">Comunicação</text:span><text:span text:style-name="T4_4"><text:s/></text:span><text:span text:style-name="T4_5">sobre</text:span><text:span text:style-name="T4_6"><text:s/></text:span><text:span text:style-name="T4_7">os</text:span><text:span text:style-name="T4_8"><text:s/></text:span><text:span text:style-name="T4_9">tickets</text:span><text:span text:style-name="T4_10"><text:s/></text:span><text:span text:style-name="T4_11">que</text:span><text:span text:style-name="T4_12"><text:s/></text:span><text:span text:style-name="T4_13">não</text:span><text:span text:style-name="T4_14"><text:s/></text:span><text:span text:style-name="T4_15">foram</text:span><text:span text:style-name="T4_16"><text:s/></text:span><text:span text:style-name="T4_17">fechados</text:span><text:span text:style-name="T4_18"><text:s/></text:span><text:span text:style-name="T4_19">nas</text:span><text:span text:style-name="T4_20"><text:s/></text:span><text:span text:style-name="T4_21">sprints</text:span><text:span text:style-name="T4_22"><text:s/></text:span><text:span text:style-name="T4_23">passadas</text:span><text:span text:style-name="T4_24"><text:tab/></text:span><text:span text:style-name="T4_25">e</text:span><text:span text:style-name="T4_26"><text:s/></text:span><text:span text:style-name="T4_27">inconformid</text:span><text:span text:style-name="T4_28">ades</text:span><text:span text:style-name="T4_29"><text:s/></text:span><text:span text:style-name="T4_30">segundo</text:span><text:span text:style-name="T4_31"><text:s/></text:span><text:span text:style-name="T4_32">os</text:span><text:span text:style-name="T4_33"><text:s/></text:span><text:span text:style-name="T4_34">padrões</text:span><text:span text:style-name="T4_35"><text:s/></text:span><text:span text:style-name="T4_36">definidos</text:span><text:span text:style-name="T4_37"><text:s/></text:span><text:span text:style-name="T4_38">no</text:span><text:span text:style-name="T4_39"><text:s/></text:span><text:span text:style-name="T4_40">PGCO</text:span><text:span text:style-name="T4_41">.</text:span></text:p>
      <text:p text:style-name="P5"><text:span text:style-name="T5_1">Equipe</text:span><text:span text:style-name="T5_2">:</text:span><text:span text:style-name="T5_3"><text:s/></text:span><text:span text:style-name="T5_4">Todos</text:span><text:span text:style-name="T5_5"><text:s/></text:span><text:span text:style-name="T5_6">os</text:span><text:span text:style-name="T5_7"><text:s/></text:span><text:span text:style-name="T5_8">membros</text:span></text:p>
      <text:p text:style-name="P6"><text:span text:style-name="T6_1">Artefato</text:span><text:span text:style-name="T6_2">:<text:s/></text:span><text:span text:style-name="T6_3">Relatório</text:span><text:span text:style-name="T6_4"><text:s/></text:span><text:span text:style-name="T6_5">de</text:span><text:span text:style-name="T6_6"><text:s/></text:span><text:span text:style-name="T6_7">inconformidade</text:span><text:span text:style-name="T6_8"><text:s/></text:span><text:span text:style-name="T6_9">e</text:span><text:span text:style-name="T6_10"><text:s/></text:span><text:span text:style-name="T6_11">e</text:span><text:span text:style-name="T6_12">-</text:span><text:span text:style-name="T6_13">mail</text:span><text:span text:style-name="T6_14"><text:s/></text:span><text:span text:style-name="T6_15">individual</text:span><text:span text:style-name="T6_16">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.499cm" fo:padding-left="0cm" fo:margin-left="2.499cm" fo:padding-right="0cm" fo:margin-right="2.499cm"/>
      <style:header-style>
        <style:header-footer-properties fo:min-height="2.602cm" fo:margin-bottom="2.602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bottom="0cm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T1_10" style:family="text">
      <style:text-properties style:font-name="Times New Roman" style:font-name-asian="Times New Roman" style:font-name-complex="Times New Roman"/>
    </style:style>
    <style:style style:name="T1_11" style:family="text">
      <style:text-properties style:font-name="Times New Roman" style:font-name-asian="Times New Roman" style:font-name-complex="Times New Roman"/>
    </style:style>
    <style:style style:name="T1_12" style:family="text">
      <style:text-properties style:font-name="Times New Roman" style:font-name-asian="Times New Roman" style:font-name-complex="Times New Roman"/>
    </style:style>
    <style:style style:name="T1_13" style:family="text">
      <style:text-properties style:font-name="Times New Roman" style:font-name-asian="Times New Roman" style:font-name-complex="Times New Roman"/>
    </style:style>
    <style:style style:name="T1_14" style:family="text">
      <style:text-properties style:font-name="Times New Roman" style:font-name-asian="Times New Roman" style:font-name-complex="Times New Roman"/>
    </style:style>
    <style:style style:name="T1_15" style:family="text">
      <style:text-properties style:font-name="Times New Roman" style:font-name-asian="Times New Roman" style:font-name-complex="Times New Roman"/>
    </style:style>
    <style:style style:name="T1_16" style:family="text">
      <style:text-properties style:font-name="Times New Roman" style:font-name-asian="Times New Roman" style:font-name-complex="Times New Roman"/>
    </style:style>
    <style:style style:name="T1_17" style:family="text">
      <style:text-properties style:font-name="Times New Roman" style:font-name-asian="Times New Roman" style:font-name-complex="Times New Roman"/>
    </style:style>
    <style:style style:name="T1_18" style:family="text">
      <style:text-properties style:font-name="Times New Roman" style:font-name-asian="Times New Roman" style:font-name-complex="Times New Roman"/>
    </style:style>
    <style:style style:name="T1_1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00%" fo:margin-bottom="0cm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07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RELPREV</text:span></text:p>
        <text:p text:style-name="P3"><text:span text:style-name="T3_1">Relatório</text:span><text:span text:style-name="T3_2"><text:s/></text:span><text:span text:style-name="T3_3">Individual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